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236in"/>
    </style:style>
    <style:style style:name="Table1.B" style:family="table-column">
      <style:table-column-properties style:column-width="1.7194in"/>
    </style:style>
    <style:style style:name="Table1.C" style:family="table-column">
      <style:table-column-properties style:column-width="4.5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4951in"/>
    </style:style>
    <style:style style:name="Table2.B" style:family="table-column">
      <style:table-column-properties style:column-width="1.3167in"/>
    </style:style>
    <style:style style:name="Table2.C" style:family="table-column">
      <style:table-column-properties style:column-width="4.881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2681in"/>
    </style:style>
    <style:style style:name="Table3.B" style:family="table-column">
      <style:table-column-properties style:column-width="2.0396in"/>
    </style:style>
    <style:style style:name="Table3.C" style:family="table-column">
      <style:table-column-properties style:column-width="1.7625in"/>
    </style:style>
    <style:style style:name="Table3.D" style:family="table-column">
      <style:table-column-properties style:column-width="1.622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officeooo:rsid="001a72c5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Design Phase-II</text:h>
      <text:h text:style-name="Heading_20_2" text:outline-level="2">Solution Requirements (Functional &amp; Non-functional)</text:h>
      <text:p text:style-name="Text_20_body"><text:span text:style-name="Strong_20_Emphasis">Date:</text:span> 28 June 2025<text:line-break/><text:span text:style-name="Strong_20_Emphasis">Team ID:</text:span> <text:span text:style-name="T1">LTVIP2025TMID45560</text:span><text:line-break/><text:span text:style-name="Strong_20_Emphasis">Project Name:</text:span> Revolutionizing Liver Care: Predicting Liver Cirrhosis using Advanced Machine Learning Techniques<text:line-break/><text:span text:style-name="Strong_20_Emphasis">Maximum Marks:</text:span> 4 Marks</text:p>
      <text:p text:style-name="Horizontal_20_Line"/>
      <text:h text:style-name="Heading_20_2" text:outline-level="2">Functional Requirements:</text:h>
      <text:p text:style-name="Text_20_body">Following are the functional requirements of the proposed solution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R No.</text:p>
            </table:table-cell>
            <table:table-cell table:style-name="Table1.A1" office:value-type="string">
              <text:p text:style-name="Table_20_Heading">Functional Requirement (Epic)</text:p>
            </table:table-cell>
            <table:table-cell table:style-name="Table1.A1" office:value-type="string">
              <text:p text:style-name="Table_20_Heading">Sub Requirement (Story / Sub-Task)</text:p>
            </table:table-cell>
          </table:table-row>
        </table:table-header-rows>
        <table:table-row>
          <table:table-cell table:style-name="Table1.A1" office:value-type="string">
            <text:p text:style-name="Table_20_Contents">FR-1</text:p>
          </table:table-cell>
          <table:table-cell table:style-name="Table1.A1" office:value-type="string">
            <text:p text:style-name="Table_20_Contents">Clinical Data Input Management</text:p>
          </table:table-cell>
          <table:table-cell table:style-name="Table1.A1" office:value-type="string">
            <text:p text:style-name="Table_20_Contents">Input clinical parameters via web form&lt;br&gt;Data validation and range checking&lt;br&gt;Support for multiple data formats&lt;br&gt;Save and retrieve patient data</text:p>
          </table:table-cell>
        </table:table-row>
        <table:table-row>
          <table:table-cell table:style-name="Table1.A1" office:value-type="string">
            <text:p text:style-name="Table_20_Contents">FR-2</text:p>
          </table:table-cell>
          <table:table-cell table:style-name="Table1.A1" office:value-type="string">
            <text:p text:style-name="Table_20_Contents">Machine Learning Prediction Engine</text:p>
          </table:table-cell>
          <table:table-cell table:style-name="Table1.A1" office:value-type="string">
            <text:p text:style-name="Table_20_Contents">Load trained ML models (XGBoost, Random Forest)&lt;br&gt;Process clinical features for prediction&lt;br&gt;Generate cirrhosis risk assessment&lt;br&gt;Provide prediction confidence scores</text:p>
          </table:table-cell>
        </table:table-row>
        <table:table-row>
          <table:table-cell table:style-name="Table1.A1" office:value-type="string">
            <text:p text:style-name="Table_20_Contents">FR-3</text:p>
          </table:table-cell>
          <table:table-cell table:style-name="Table1.A1" office:value-type="string">
            <text:p text:style-name="Table_20_Contents">User Authentication &amp; Access Control</text:p>
          </table:table-cell>
          <table:table-cell table:style-name="Table1.A1" office:value-type="string">
            <text:p text:style-name="Table_20_Contents">Healthcare professional login system&lt;br&gt;Role-based access control (Doctor, Technician)&lt;br&gt;Patient consent management&lt;br&gt;Session management and timeout</text:p>
          </table:table-cell>
        </table:table-row>
        <table:table-row>
          <table:table-cell table:style-name="Table1.A1" office:value-type="string">
            <text:p text:style-name="Table_20_Contents">FR-4</text:p>
          </table:table-cell>
          <table:table-cell table:style-name="Table1.A1" office:value-type="string">
            <text:p text:style-name="Table_20_Contents">Results Management &amp; Reporting</text:p>
          </table:table-cell>
          <table:table-cell table:style-name="Table1.A1" office:value-type="string">
            <text:p text:style-name="Table_20_Contents">Display prediction results with visualization&lt;br&gt;Generate detailed medical reports&lt;br&gt;Export results in PDF/Excel format&lt;br&gt;Historical prediction tracking</text:p>
          </table:table-cell>
        </table:table-row>
        <table:table-row>
          <table:table-cell table:style-name="Table1.A1" office:value-type="string">
            <text:p text:style-name="Table_20_Contents">FR-5</text:p>
          </table:table-cell>
          <table:table-cell table:style-name="Table1.A1" office:value-type="string">
            <text:p text:style-name="Table_20_Contents">Data Preprocessing &amp; Validation</text:p>
          </table:table-cell>
          <table:table-cell table:style-name="Table1.A1" office:value-type="string">
            <text:p text:style-name="Table_20_Contents">Handle missing values in clinical data&lt;br&gt;Normalize and scale input features&lt;br&gt;Validate data integrity and consistency&lt;br&gt;Error handling for invalid inputs</text:p>
          </table:table-cell>
        </table:table-row>
        <table:table-row>
          <table:table-cell table:style-name="Table1.A1" office:value-type="string">
            <text:p text:style-name="Table_20_Contents">FR-6</text:p>
          </table:table-cell>
          <table:table-cell table:style-name="Table1.A1" office:value-type="string">
            <text:p text:style-name="Table_20_Contents">Model Management &amp; Updates</text:p>
          </table:table-cell>
          <table:table-cell table:style-name="Table1.A1" office:value-type="string">
            <text:p text:style-name="Table_20_Contents">Load different ML models dynamically&lt;br&gt;Model version control and rollback&lt;br&gt;Performance monitoring and logging&lt;br&gt;Model retraining capabilities</text:p>
          </table:table-cell>
        </table:table-row>
        <table:table-row>
          <table:table-cell table:style-name="Table1.A1" office:value-type="string">
            <text:p text:style-name="Table_20_Contents">FR-7</text:p>
          </table:table-cell>
          <table:table-cell table:style-name="Table1.A1" office:value-type="string">
            <text:p text:style-name="Table_20_Contents">Dashboard &amp; Analytics</text:p>
          </table:table-cell>
          <table:table-cell table:style-name="Table1.A1" office:value-type="string">
            <text:p text:style-name="Table_20_Contents">Healthcare provider dashboard&lt;br&gt;Patient risk analytics and trends&lt;br&gt;Statistical summaries and insights&lt;br&gt;Real-time system health monitoring</text:p>
          </table:table-cell>
        </table:table-row>
        <table:table-row>
          <table:table-cell table:style-name="Table1.A1" office:value-type="string">
            <text:p text:style-name="Table_20_Contents">FR-8</text:p>
          </table:table-cell>
          <table:table-cell table:style-name="Table1.A1" office:value-type="string">
            <text:p text:style-name="Table_20_Contents">Integration &amp; Interoperability</text:p>
          </table:table-cell>
          <table:table-cell table:style-name="Table1.A1" office:value-type="string">
            <text:p text:style-name="Table_20_Contents">Integration with Hospital Information Systems&lt;br&gt;HL7 FHIR standard compliance&lt;br&gt;API endpoints for external systems&lt;br&gt;Electronic Health Record (EHR) integration</text:p>
          </table:table-cell>
        </table:table-row>
      </table:table>
      <text:p text:style-name="Horizontal_20_Line"/>
      <text:h text:style-name="Heading_20_2" text:outline-level="2">Non-functional Requirements:</text:h>
      <text:p text:style-name="Text_20_body">Following are the non-functional requirements of the proposed solution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FR No.</text:p>
            </table:table-cell>
            <table:table-cell table:style-name="Table2.A1" office:value-type="string">
              <text:p text:style-name="Table_20_Heading">Non-Functional Requirement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NFR-1</text:p>
          </table:table-cell>
          <table:table-cell table:style-name="Table2.A1" office:value-type="string">
            <text:p text:style-name="Table_20_Contents"><text:span text:style-name="Strong_20_Emphasis">Usability</text:span></text:p>
          </table:table-cell>
          <table:table-cell table:style-name="Table2.A1" office:value-type="string">
            <text:p text:style-name="Table_20_Contents"><text:span text:style-name="Strong_20_Emphasis">User Interface:</text:span> Intuitive and user-friendly web interface with minimal learning curve for healthcare professionals&lt;br&gt;<text:span text:style-name="Strong_20_Emphasis">Accessibility:</text:span> WCAG 2.1 AA compliance for users with disabilities&lt;br&gt;<text:span text:style-name="Strong_20_Emphasis">Responsive Design:</text:span> Compatible across desktop, tablet, and mobile devices&lt;br&gt;<text:span text:style-name="Strong_20_Emphasis">Error Handling:</text:span> Clear error messages and guidance for corrective actions&lt;br&gt;<text:span text:style-name="Strong_20_Emphasis">Help System:</text:span> Comprehensive help documentation and tooltips</text:p>
          </table:table-cell>
        </table:table-row>
        <table:table-row>
          <table:table-cell table:style-name="Table2.A1" office:value-type="string">
            <text:p text:style-name="Table_20_Contents">NFR-2</text:p>
          </table:table-cell>
          <table:table-cell table:style-name="Table2.A1" office:value-type="string">
            <text:p text:style-name="Table_20_Contents"><text:span text:style-name="Strong_20_Emphasis">Security</text:span></text:p>
          </table:table-cell>
          <table:table-cell table:style-name="Table2.A1" office:value-type="string">
            <text:p text:style-name="Table_20_Contents"><text:span text:style-name="Strong_20_Emphasis">Data Encryption:</text:span> End-to-end encryption for patient data (AES-256)&lt;br&gt;<text:span text:style-name="Strong_20_Emphasis">Authentication:</text:span> Multi-factor authentication for healthcare providers&lt;br&gt;<text:span text:style-name="Strong_20_Emphasis">Authorization:</text:span> Role-based access control with least privilege principle&lt;br&gt;<text:span text:style-name="Strong_20_Emphasis">HIPAA Compliance:</text:span> Full compliance with healthcare data protection regulations&lt;br&gt;<text:span text:style-name="Strong_20_Emphasis">Audit Logging:</text:span> Complete audit trail for all system activities&lt;br&gt;<text:span text:style-name="Strong_20_Emphasis">Data Anonymization:</text:span> Patient data anonymization for research purposes</text:p>
          </table:table-cell>
        </table:table-row>
        <table:table-row>
          <table:table-cell table:style-name="Table2.A1" office:value-type="string">
            <text:p text:style-name="Table_20_Contents">NFR-3</text:p>
          </table:table-cell>
          <table:table-cell table:style-name="Table2.A1" office:value-type="string">
            <text:p text:style-name="Table_20_Contents"><text:span text:style-name="Strong_20_Emphasis">Reliability</text:span></text:p>
          </table:table-cell>
          <table:table-cell table:style-name="Table2.A1" office:value-type="string">
            <text:p text:style-name="Table_20_Contents"><text:span text:style-name="Strong_20_Emphasis">System Uptime:</text:span> 99.9% availability during business hours&lt;br&gt;<text:span text:style-name="Strong_20_Emphasis">Fault Tolerance:</text:span> Graceful degradation in case of component failures&lt;br&gt;<text:span text:style-name="Strong_20_Emphasis">Data Integrity:</text:span> Backup and recovery mechanisms with RPO &lt; 1 hour&lt;br&gt;<text:span text:style-name="Strong_20_Emphasis">Error Recovery:</text:span> Automatic recovery from transient failures&lt;br&gt;<text:span text:style-name="Strong_20_Emphasis">Monitoring:</text:span> Real-time system health monitoring and alerting</text:p>
          </table:table-cell>
        </table:table-row>
        <table:table-row>
          <table:table-cell table:style-name="Table2.A1" office:value-type="string">
            <text:p text:style-name="Table_20_Contents">NFR-4</text:p>
          </table:table-cell>
          <table:table-cell table:style-name="Table2.A1" office:value-type="string">
            <text:p text:style-name="Table_20_Contents"><text:span text:style-name="Strong_20_Emphasis">Performance</text:span></text:p>
          </table:table-cell>
          <table:table-cell table:style-name="Table2.A1" office:value-type="string">
            <text:p text:style-name="Table_20_Contents"><text:span text:style-name="Strong_20_Emphasis">Response Time:</text:span> Prediction results delivered within 3 seconds&lt;br&gt;<text:span text:style-name="Strong_20_Emphasis">Throughput:</text:span> Support for 100+ concurrent users&lt;br&gt;<text:span text:style-name="Strong_20_Emphasis">Resource Optimization:</text:span> Efficient memory and CPU usage&lt;br&gt;<text:span text:style-name="Strong_20_Emphasis">Model Loading:</text:span> ML model loading time &lt; 5 seconds&lt;br&gt;<text:span text:style-name="Strong_20_Emphasis">Database Performance:</text:span> Query response time &lt; 1 second for data retrieval</text:p>
          </table:table-cell>
        </table:table-row>
        <table:table-row>
          <table:table-cell table:style-name="Table2.A1" office:value-type="string">
            <text:p text:style-name="Table_20_Contents">NFR-5</text:p>
          </table:table-cell>
          <table:table-cell table:style-name="Table2.A1" office:value-type="string">
            <text:p text:style-name="Table_20_Contents"><text:span text:style-name="Strong_20_Emphasis">Availability</text:span></text:p>
          </table:table-cell>
          <table:table-cell table:style-name="Table2.A1" office:value-type="string">
            <text:p text:style-name="Table_20_Contents"><text:span text:style-name="Strong_20_Emphasis">Business Hours:</text:span> 99.9% uptime during 6 AM to 10 PM&lt;br&gt;<text:span text:style-name="Strong_20_Emphasis">Maintenance Windows:</text:span> Scheduled maintenance with minimal downtime&lt;br&gt;<text:span text:style-name="Strong_20_Emphasis">Disaster Recovery:</text:span> RTO (Recovery Time Objective) &lt; 4 hours&lt;br&gt;<text:span text:style-name="Strong_20_Emphasis">Load Balancing:</text:span> Distribute traffic across multiple server instances&lt;br&gt;<text:span text:style-name="Strong_20_Emphasis">Health Checks:</text:span> Automated health monitoring with failover capabilities</text:p>
          </table:table-cell>
        </table:table-row>
        <table:table-row>
          <table:table-cell table:style-name="Table2.A1" office:value-type="string">
            <text:p text:style-name="Table_20_Contents">NFR-6</text:p>
          </table:table-cell>
          <table:table-cell table:style-name="Table2.A1" office:value-type="string">
            <text:p text:style-name="Table_20_Contents"><text:span text:style-name="Strong_20_Emphasis">Scalability</text:span></text:p>
          </table:table-cell>
          <table:table-cell table:style-name="Table2.A1" office:value-type="string">
            <text:p text:style-name="Table_20_Contents"><text:span text:style-name="Strong_20_Emphasis">Horizontal Scaling:</text:span> Support for adding server instances based on demand&lt;br&gt;<text:span text:style-name="Strong_20_Emphasis">Database Scaling:</text:span> Read replicas and database sharding capabilities&lt;br&gt;<text:span text:style-name="Strong_20_Emphasis">Auto-scaling:</text:span> Cloud-based auto-scaling based on CPU/memory thresholds&lt;br&gt;<text:span text:style-name="Strong_20_Emphasis">Cache Management:</text:span> Redis caching for frequently accessed data&lt;br&gt;<text:span text:style-name="Strong_20_Emphasis">CDN Integration:</text:span> Content delivery network for static resources</text:p>
          </table:table-cell>
        </table:table-row>
        <table:table-row>
          <table:table-cell table:style-name="Table2.A1" office:value-type="string">
            <text:p text:style-name="Table_20_Contents">NFR-7</text:p>
          </table:table-cell>
          <table:table-cell table:style-name="Table2.A1" office:value-type="string">
            <text:p text:style-name="Table_20_Contents"><text:span text:style-name="Strong_20_Emphasis">Maintainability</text:span></text:p>
          </table:table-cell>
          <table:table-cell table:style-name="Table2.A1" office:value-type="string">
            <text:p text:style-name="Table_20_Contents"><text:span text:style-name="Strong_20_Emphasis">Code Quality:</text:span> Well-documented, modular, and testable codebase&lt;br&gt;<text:span text:style-name="Strong_20_Emphasis">Version Control:</text:span> Git-based version control with branching strategy&lt;br&gt;<text:span text:style-name="Strong_20_Emphasis">Deployment:</text:span> CI/CD pipeline for automated testing and deployment&lt;br&gt;<text:span text:style-name="Strong_20_Emphasis">Logging:</text:span> Comprehensive logging for debugging and troubleshooting&lt;br&gt;<text:span text:style-name="Strong_20_Emphasis">Configuration Management:</text:span> Externalized configuration for different environments</text:p>
          </table:table-cell>
        </table:table-row>
        <table:table-row>
          <table:table-cell table:style-name="Table2.A1" office:value-type="string">
            <text:p text:style-name="Table_20_Contents">NFR-8</text:p>
          </table:table-cell>
          <table:table-cell table:style-name="Table2.A1" office:value-type="string">
            <text:p text:style-name="Table_20_Contents"><text:span text:style-name="Strong_20_Emphasis">Compliance &amp; Standards</text:span></text:p>
          </table:table-cell>
          <table:table-cell table:style-name="Table2.A1" office:value-type="string">
            <text:p text:style-name="Table_20_Contents"><text:span text:style-name="Strong_20_Emphasis">Medical Standards:</text:span> Compliance with FDA guidelines for medical software&lt;br&gt;<text:span text:style-name="Strong_20_Emphasis">Data Standards:</text:span> HL7 FHIR for healthcare data exchange&lt;br&gt;<text:span text:style-name="Strong_20_Emphasis">Quality Standards:</text:span> ISO 27001 for information security management&lt;br&gt;<text:span text:style-name="Strong_20_Emphasis">Regulatory Compliance:</text:span> GDPR compliance for <text:soft-page-break/>European patient data&lt;br&gt;<text:span text:style-name="Strong_20_Emphasis">Clinical Guidelines:</text:span> Adherence to liver disease diagnostic guidelines</text:p>
          </table:table-cell>
        </table:table-row>
      </table:table>
      <text:p text:style-name="Horizontal_20_Line"/>
      <text:h text:style-name="Heading_20_2" text:outline-level="2">Detailed Functional Requirements Specifications:</text:h>
      <text:h text:style-name="Heading_20_3" text:outline-level="3">FR-1: Clinical Data Input Management</text:h>
      <text:p text:style-name="Text_20_body"><text:span text:style-name="Strong_20_Emphasis">Priority:</text:span> High<text:line-break/><text:span text:style-name="Strong_20_Emphasis">Description:</text:span> Enable healthcare professionals to input patient clinical and biochemical data through a secure web interface.</text:p>
      <text:p text:style-name="Text_20_body"><text:span text:style-name="Strong_20_Emphasis">Acceptance Criteria:</text:span></text:p>
      <text:list text:style-name="L1">
        <text:list-item>
          <text:p text:style-name="P2">System accepts all required clinical parameters (age, gender, bilirubin, albumin, liver enzymes, etc.) </text:p>
        </text:list-item>
        <text:list-item>
          <text:p text:style-name="P2">Real-time validation ensures data integrity and appropriate ranges </text:p>
        </text:list-item>
        <text:list-item>
          <text:p text:style-name="P2">Support for both manual entry and file upload (CSV/Excel) </text:p>
        </text:list-item>
        <text:list-item>
          <text:p text:style-name="P1">Auto-save functionality to prevent data loss </text:p>
        </text:list-item>
      </text:list>
      <text:h text:style-name="Heading_20_3" text:outline-level="3">FR-2: Machine Learning Prediction Engine</text:h>
      <text:p text:style-name="Text_20_body"><text:span text:style-name="Strong_20_Emphasis">Priority:</text:span> High<text:line-break/><text:span text:style-name="Strong_20_Emphasis">Description:</text:span> Process clinical data through trained ML models to predict liver cirrhosis risk.</text:p>
      <text:p text:style-name="Text_20_body"><text:span text:style-name="Strong_20_Emphasis">Acceptance Criteria:</text:span></text:p>
      <text:list text:style-name="L2">
        <text:list-item>
          <text:p text:style-name="P4">XGBoost model achieves ≥90% prediction accuracy </text:p>
        </text:list-item>
        <text:list-item>
          <text:p text:style-name="P4">System provides confidence scores for predictions </text:p>
        </text:list-item>
        <text:list-item>
          <text:p text:style-name="P4">Multiple model comparison capabilities </text:p>
        </text:list-item>
        <text:list-item>
          <text:p text:style-name="P3">Prediction results generated within 3 seconds </text:p>
        </text:list-item>
      </text:list>
      <text:h text:style-name="Heading_20_3" text:outline-level="3">FR-3: User Authentication &amp; Access Control</text:h>
      <text:p text:style-name="Text_20_body"><text:span text:style-name="Strong_20_Emphasis">Priority:</text:span> High<text:line-break/><text:span text:style-name="Strong_20_Emphasis">Description:</text:span> Secure authentication system for healthcare professionals with role-based access.</text:p>
      <text:p text:style-name="Text_20_body"><text:span text:style-name="Strong_20_Emphasis">Acceptance Criteria:</text:span></text:p>
      <text:list text:style-name="L3">
        <text:list-item>
          <text:p text:style-name="P6">Multi-factor authentication implementation </text:p>
        </text:list-item>
        <text:list-item>
          <text:p text:style-name="P6">Role-based permissions (Doctor, Technician, Administrator) </text:p>
        </text:list-item>
        <text:list-item>
          <text:p text:style-name="P6">Session timeout after 30 minutes of inactivity </text:p>
        </text:list-item>
        <text:list-item>
          <text:p text:style-name="P5">Password policy enforcement </text:p>
        </text:list-item>
      </text:list>
      <text:p text:style-name="Horizontal_20_Line"/>
      <text:h text:style-name="Heading_20_2" text:outline-level="2"><text:soft-page-break/>Quality Attributes Matrix: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Quality Attribute</text:p>
            </table:table-cell>
            <table:table-cell table:style-name="Table3.A1" office:value-type="string">
              <text:p text:style-name="Table_20_Heading">Measurement Criteria</text:p>
            </table:table-cell>
            <table:table-cell table:style-name="Table3.A1" office:value-type="string">
              <text:p text:style-name="Table_20_Heading">Target Value</text:p>
            </table:table-cell>
            <table:table-cell table:style-name="Table3.A1" office:value-type="string">
              <text:p text:style-name="Table_20_Heading">Testing Method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Accuracy</text:span></text:p>
          </table:table-cell>
          <table:table-cell table:style-name="Table3.A1" office:value-type="string">
            <text:p text:style-name="Table_20_Contents">ML Model Prediction Accuracy</text:p>
          </table:table-cell>
          <table:table-cell table:style-name="Table3.A1" office:value-type="string">
            <text:p text:style-name="Table_20_Contents">≥90%</text:p>
          </table:table-cell>
          <table:table-cell table:style-name="Table3.A1" office:value-type="string">
            <text:p text:style-name="Table_20_Contents">Cross-validation testi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Response Time</text:span></text:p>
          </table:table-cell>
          <table:table-cell table:style-name="Table3.A1" office:value-type="string">
            <text:p text:style-name="Table_20_Contents">Time from input to prediction</text:p>
          </table:table-cell>
          <table:table-cell table:style-name="Table3.A1" office:value-type="string">
            <text:p text:style-name="Table_20_Contents">≤3 seconds</text:p>
          </table:table-cell>
          <table:table-cell table:style-name="Table3.A1" office:value-type="string">
            <text:p text:style-name="Table_20_Contents">Performance testi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vailability</text:span></text:p>
          </table:table-cell>
          <table:table-cell table:style-name="Table3.A1" office:value-type="string">
            <text:p text:style-name="Table_20_Contents">System uptime percentage</text:p>
          </table:table-cell>
          <table:table-cell table:style-name="Table3.A1" office:value-type="string">
            <text:p text:style-name="Table_20_Contents">99.9%</text:p>
          </table:table-cell>
          <table:table-cell table:style-name="Table3.A1" office:value-type="string">
            <text:p text:style-name="Table_20_Contents">Monitoring tool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ecurity</text:span></text:p>
          </table:table-cell>
          <table:table-cell table:style-name="Table3.A1" office:value-type="string">
            <text:p text:style-name="Table_20_Contents">Vulnerability assessment score</text:p>
          </table:table-cell>
          <table:table-cell table:style-name="Table3.A1" office:value-type="string">
            <text:p text:style-name="Table_20_Contents">Zero critical vulnerabilities</text:p>
          </table:table-cell>
          <table:table-cell table:style-name="Table3.A1" office:value-type="string">
            <text:p text:style-name="Table_20_Contents">Security testi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sability</text:span></text:p>
          </table:table-cell>
          <table:table-cell table:style-name="Table3.A1" office:value-type="string">
            <text:p text:style-name="Table_20_Contents">Task completion rate</text:p>
          </table:table-cell>
          <table:table-cell table:style-name="Table3.A1" office:value-type="string">
            <text:p text:style-name="Table_20_Contents">≥95%</text:p>
          </table:table-cell>
          <table:table-cell table:style-name="Table3.A1" office:value-type="string">
            <text:p text:style-name="Table_20_Contents">User acceptance testi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calability</text:span></text:p>
          </table:table-cell>
          <table:table-cell table:style-name="Table3.A1" office:value-type="string">
            <text:p text:style-name="Table_20_Contents">Concurrent user support</text:p>
          </table:table-cell>
          <table:table-cell table:style-name="Table3.A1" office:value-type="string">
            <text:p text:style-name="Table_20_Contents">100+ users</text:p>
          </table:table-cell>
          <table:table-cell table:style-name="Table3.A1" office:value-type="string">
            <text:p text:style-name="Table_20_Contents">Load testing</text:p>
          </table:table-cell>
        </table:table-row>
      </table:table>
      <text:p text:style-name="Horizontal_20_Line"/>
      <text:h text:style-name="Heading_20_2" text:outline-level="2">Constraints and Assumptions:</text:h>
      <text:h text:style-name="Heading_20_3" text:outline-level="3">Technical Constraints:</text:h>
      <text:list text:style-name="L4">
        <text:list-item>
          <text:p text:style-name="P8">Compatible with modern web browsers (Chrome, Firefox, Safari, Edge) </text:p>
        </text:list-item>
        <text:list-item>
          <text:p text:style-name="P8">Minimum Python 3.8+ for backend development </text:p>
        </text:list-item>
        <text:list-item>
          <text:p text:style-name="P8">Database storage capacity planning for patient data growth </text:p>
        </text:list-item>
        <text:list-item>
          <text:p text:style-name="P7">Network bandwidth requirements for real-time predictions </text:p>
        </text:list-item>
      </text:list>
      <text:h text:style-name="Heading_20_3" text:outline-level="3">Business Constraints:</text:h>
      <text:list text:style-name="L5">
        <text:list-item>
          <text:p text:style-name="P10">HIPAA compliance mandatory for US healthcare market </text:p>
        </text:list-item>
        <text:list-item>
          <text:p text:style-name="P10">Integration timeline with existing hospital systems </text:p>
        </text:list-item>
        <text:list-item>
          <text:p text:style-name="P10">Budget limitations for cloud infrastructure </text:p>
        </text:list-item>
        <text:list-item>
          <text:p text:style-name="P9">Training requirements for healthcare staff </text:p>
        </text:list-item>
      </text:list>
      <text:h text:style-name="Heading_20_3" text:outline-level="3">Assumptions:</text:h>
      <text:list text:style-name="L6">
        <text:list-item>
          <text:p text:style-name="P12">Healthcare professionals have basic computer literacy </text:p>
        </text:list-item>
        <text:list-item>
          <text:p text:style-name="P12">Reliable internet connectivity at healthcare facilities </text:p>
        </text:list-item>
        <text:list-item>
          <text:p text:style-name="P12">Patient consent obtained for data processing </text:p>
        </text:list-item>
        <text:list-item>
          <text:p text:style-name="P11">Clinical data quality maintained by healthcare providers </text:p>
        </text:list-item>
      </text:list>
      <text:p text:style-name="Horizontal_20_Line"/>
      <text:h text:style-name="Heading_20_2" text:outline-level="2">Risk Mitigation Strategies:</text:h>
      <text:list text:style-name="L7">
        <text:list-item>
          <text:p text:style-name="P14"><text:span text:style-name="Strong_20_Emphasis">Data Privacy Risk:</text:span> Implement comprehensive encryption and access controls </text:p>
        </text:list-item>
        <text:list-item>
          <text:p text:style-name="P14"><text:span text:style-name="Strong_20_Emphasis">Model Accuracy Risk:</text:span> Continuous model validation and retraining </text:p>
        </text:list-item>
        <text:list-item>
          <text:p text:style-name="P14"><text:span text:style-name="Strong_20_Emphasis">System Downtime Risk:</text:span> Redundant infrastructure and failover mechanisms </text:p>
        </text:list-item>
        <text:list-item>
          <text:p text:style-name="P14"><text:span text:style-name="Strong_20_Emphasis">Integration Risk:</text:span> Phased rollout with pilot testing </text:p>
        </text:list-item>
        <text:list-item>
          <text:p text:style-name="P13"><text:span text:style-name="Strong_20_Emphasis">Compliance Risk:</text:span> Regular audits and compliance monitoring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16:33:21.288739512</meta:creation-date>
    <dc:date>2025-06-28T16:41:41.576323103</dc:date>
    <meta:editing-duration>PT8M20S</meta:editing-duration>
    <meta:editing-cycles>2</meta:editing-cycles>
    <meta:generator>LibreOffice/7.5.9.2$Linux_X86_64 LibreOffice_project/50$Build-2</meta:generator>
    <meta:document-statistic meta:table-count="3" meta:image-count="0" meta:object-count="0" meta:page-count="4" meta:paragraph-count="134" meta:word-count="921" meta:character-count="7766" meta:non-whitespace-character-count="6979"/>
  </office:meta>
</office:document-meta>
</file>